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8000003920B70709F9EE19E06.pdf" manifest:media-type="application/pdf"/>
  <manifest:file-entry manifest:full-path="Pictures/100000000000044800000392B2D16644CD40A6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2cf" officeooo:paragraph-rsid="0000a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iam Frank</text:p>
      <text:p text:style-name="P1">1/31/20</text:p>
      <text:p text:style-name="P1"><draw:frame draw:style-name="fr1" draw:name="Image1" text:anchor-type="paragraph" svg:x="0in" svg:y="1.1146in" svg:width="6.9252in" svg:height="5.7752in" draw:z-index="0"><draw:image xlink:href="Pictures/1000000000000448000003920B70709F9EE19E06.pdf" xlink:type="simple" xlink:show="embed" xlink:actuate="onLoad" loext:mime-type="application/pdf"/><draw:image xlink:href="Pictures/100000000000044800000392B2D16644CD40A670.png" xlink:type="simple" xlink:show="embed" xlink:actuate="onLoad" loext:mime-type="image/png"/></draw:frame>Database Systems – Project Phase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1-31T02:12:30.491000000</dc:date>
    <meta:editing-duration>PT45S</meta:editing-duration>
    <meta:editing-cycles>1</meta:editing-cycles>
    <meta:document-statistic meta:table-count="0" meta:image-count="1" meta:object-count="0" meta:page-count="1" meta:paragraph-count="3" meta:word-count="8" meta:character-count="54" meta:non-whitespace-character-count="48"/>
  </office:meta>
</office:document-meta>
</file>